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2C529E3C6725A439.jpg" manifest:media-type="image/jpeg"/>
  <manifest:file-entry manifest:full-path="Pictures/100000000000042100000319D1332304A12891E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>
          <draw:text-box>
            <text:p><text:tab/><text:tab/><text:tab/><text:tab/>Shiatsu Center</text:p>
          </draw:text-box>
        </draw:frame>
        <draw:frame presentation:style-name="pr2" draw:text-style-name="P1" draw:layer="layout" svg:width="14.399cm" svg:height="2.693cm" svg:x="11.201cm" svg:y="10.707cm" presentation:class="subtitle" presentation:user-transformed="true">
          <draw:text-box>
            <text:p>By Alexandra HATZ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) Introduction </text:p>
          </draw:text-box>
        </draw:frame>
        <draw:frame presentation:style-name="pr5" draw:layer="layout" svg:width="24.1cm" svg:height="11.086cm" svg:x="1.4cm" svg:y="4.914cm" presentation:class="outline" presentation:user-transformed="true">
          <draw:text-box>
            <text:list text:style-name="L2">
              <text:list-item>
                <text:p>Why Shiatsu ? <text:tab/><text:tab/><text:tab/><text:tab/><text:tab/><text:tab/><text:tab/><text:tab/><text:tab/><text:tab/><text:tab/><text:tab/>Shiatsu is a Japanese Traditionnal Medecine in complement or no with Occidental Medecine </text:p>
              </text:list-item>
              <text:list-item>
                <text:p>Why New York ? <text:tab/><text:tab/><text:tab/><text:tab/><text:tab/><text:tab/><text:tab/><text:tab/><text:tab/><text:tab/><text:tab/><text:tab/>A lot of a stress so a huge demand of relax <text:tab/> <text:s/>A lot of Asian in New York for workers or custom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)Solution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What audience to address ? <text:tab/><text:tab/><text:tab/><text:tab/><text:tab/><text:tab/>Anyone willing to get out of stress and find a balanced life</text:p>
              </text:list-item>
              <text:list-item>
                <text:p>Where to find them ? <text:tab/><text:tab/><text:tab/><text:tab/><text:tab/><text:tab/><text:tab/><text:tab/><text:tab/><text:tab/>Social media, leaflet in waiting room by Doctors,Hospitals, …</text:p>
              </text:list-item>
              <text:list-item>
                <text:p>Conditions to set up facilities with other services during their time off <text:s/>such as Doctor Offi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)Data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 text:style-name="P2">Data used :KAGGLE</text:p>
              </text:list-item>
              <text:list-item>
                <text:p text:style-name="P2">Data Name : meditation</text:p>
              </text:list-item>
              <text:list-item>
                <text:p text:style-name="P2">link: https://www.kaggle.com/abyssjumper/meditation-eegdata?select=meditating.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Dataset collected from Kaggle is already cleansed and ready to be used proving that it is trusworthy for most of implementations.</text:p>
              </text:list-item>
              <text:list-item>
                <text:p>Shiatsu is known around the World.</text:p>
              </text:list-item>
              <text:list-item>
                <text:p>Bearing in mind that The business owner has to be aware of the content of his/her schemes.</text:p>
              </text:list-item>
              <text:list-item>
                <text:p>I chose their results since they show clearly different venues, activities, the time of those activities either during the day of by night.</text:p>
              </text:list-item>
              <text:list-item>
                <text:p>Using Foursquare Location <text:s/>is a quality report about Segmenting and clustering neighboorhoods for a big city such as New York.</text:p>
                <text:p/>
              </text:list-item>
              <text:list-item>
                <text:p>The following were steps taken to achieve the satisfying results:</text:p>
              </text:list-item>
              <text:list-item>
                <text:p><text:s/>Segmenting and Clustering</text:p>
              </text:list-item>
              <text:list-item>
                <text:p><text:s/>Exploring the Neighborhoods in New York City</text:p>
              </text:list-item>
              <text:list-item>
                <text:p><text:s/>Analyze each Neighborhood</text:p>
              </text:list-item>
              <text:list-item>
                <text:p>Cluster Neighborhoo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) Result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On the attached Jupyter notebook, it is clear that any major city need more shiatsu centers to help people coop with life in a better wa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)Discussion Section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Based on the results from New-York City Segmenting and clustering studies, one may think about worrying about the long term investment.</text:p>
                <text:p/>
              </text:list-item>
              <text:list-item>
                <text:p>However, everone has his/her own star, follow your heart it will tell you more than any accountant or sales person can do.</text:p>
                <text:p/>
              </text:list-item>
              <text:list-item>
                <text:p>This section I leave that to your Accountants to study the Return on Investment.</text:p>
                <text:p/>
              </text:list-item>
              <text:list-item>
                <text:p>where you discuss any observations you noted and any recommendations you can make based on the result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)Conclusion Section</text:p>
          </draw:text-box>
        </draw:frame>
        <draw:frame presentation:style-name="pr5" draw:layer="layout" svg:width="25.199cm" svg:height="13.486cm" svg:x="2.801cm" svg:y="5.5cm" presentation:class="outline" presentation:user-transformed="true">
          <draw:text-box>
            <text:list text:style-name="L2">
              <text:list-item>
                <text:p>All the charts and displays in the Notebook speak for themselves in terms of whether or not to invest on a Shiatsu Center in a Major City.</text:p>
                <text:p/>
              </text:list-item>
              <text:list-item>
                <text:p>In order to chose the best suitable location for the facilities, I will strongly recommend the owner of the business the follow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07T18:09:06.902000000</meta:creation-date>
    <meta:editing-duration>PT28M6S</meta:editing-duration>
    <meta:editing-cycles>8</meta:editing-cycles>
    <meta:generator>LibreOffice/7.0.1.2$Windows_X86_64 LibreOffice_project/7cbcfc562f6eb6708b5ff7d7397325de9e764452</meta:generator>
    <dc:title>Nature Illustration</dc:title>
    <dc:date>2020-11-07T18:58:09.857000000</dc:date>
    <meta:document-statistic meta:object-count="64"/>
  </office:meta>
</office:document-meta>
</file>